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6.15cm" style:rel-width="95%" table:align="left" fo:background-color="#f1f1f1">
        <style:background-image/>
      </style:table-properties>
    </style:style>
    <style:style style:name="表格1.A" style:family="table-column">
      <style:table-column-properties style:column-width="16.15cm" style:rel-column-width="62257*"/>
    </style:style>
    <style:style style:name="表格1.A1" style:family="table-cell">
      <style:table-cell-properties style:vertical-align="middle" fo:padding="0.049cm" fo:border="0.75pt solid #999999"/>
    </style:style>
    <style:style style:name="表格2" style:family="table">
      <style:table-properties style:width="16.15cm" style:rel-width="95%" table:align="left" fo:background-color="#f1f1f1">
        <style:background-image/>
      </style:table-properties>
    </style:style>
    <style:style style:name="表格2.A" style:family="table-column">
      <style:table-column-properties style:column-width="16.15cm" style:rel-column-width="62257*"/>
    </style:style>
    <style:style style:name="表格2.A1" style:family="table-cell">
      <style:table-cell-properties style:vertical-align="middle" fo:padding="0.049cm" fo:border="0.75pt solid #999999"/>
    </style:style>
    <style:style style:name="表格3" style:family="table">
      <style:table-properties style:width="16.15cm" style:rel-width="95%" table:align="left" fo:background-color="#f1f1f1">
        <style:background-image/>
      </style:table-properties>
    </style:style>
    <style:style style:name="表格3.A" style:family="table-column">
      <style:table-column-properties style:column-width="16.15cm" style:rel-column-width="62257*"/>
    </style:style>
    <style:style style:name="表格3.A1" style:family="table-cell">
      <style:table-cell-properties style:vertical-align="middle" fo:padding="0.049cm" fo:border="0.75pt solid #999999"/>
    </style:style>
    <style:style style:name="表格4" style:family="table">
      <style:table-properties style:width="16.15cm" style:rel-width="95%" table:align="left" fo:background-color="#f1f1f1">
        <style:background-image/>
      </style:table-properties>
    </style:style>
    <style:style style:name="表格4.A" style:family="table-column">
      <style:table-column-properties style:column-width="16.15cm" style:rel-column-width="62257*"/>
    </style:style>
    <style:style style:name="表格4.A1" style:family="table-cell">
      <style:table-cell-properties style:vertical-align="middle" fo:padding="0.049cm" fo:border="0.75pt solid #999999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able_20_Contents">
      <style:paragraph-properties fo:margin-left="0.132cm" fo:margin-right="0.132cm" fo:margin-top="0.132cm" fo:margin-bottom="0.132cm" style:contextual-spacing="false" fo:line-height="150%" fo:text-indent="0cm" style:auto-text-indent="false"/>
      <style:text-properties fo:color="#000000"/>
    </style:style>
    <style:style style:name="T1" style:family="text">
      <style:text-properties fo:color="#0000cc"/>
    </style:style>
    <style:style style:name="T2" style:family="text">
      <style:text-properties fo:color="#ff00ff"/>
    </style:style>
    <style:style style:name="T3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blog.chinaunix.net/uid-25525723-id-371832.html">Python方法 os.system()，os.popen()，commands</text:a></text:p>
      <text:p text:style-name="P3">最近在做那个测试框架的时候发现 Python 的另一个获得系统执行命令的返回值和输出的类。</text:p>
      <text:p text:style-name="Text_20_body">最开始的时候用 Python 学会了 os.system() 这个方法是很多比如 C，Perl 相似的。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4">os<text:span text:style-name="T1">.</text:span>system<text:span text:style-name="T1">(</text:span><text:span text:style-name="T2">'cat /proc/cpuinfo'</text:span><text:span text:style-name="T1">)</text:span></text:p>
          </table:table-cell>
        </table:table-row>
      </table:table>
      <text:p text:style-name="Text_20_body"><text:line-break/>但是这样是无法获得到输出和返回值的，继续 Google，之后学会了 os.popen()。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4">output <text:span text:style-name="T1">=</text:span> os<text:span text:style-name="T1">.</text:span>popen<text:span text:style-name="T1">(</text:span><text:span text:style-name="T2">'cat /proc/cpuinfo'</text:span><text:span text:style-name="T1">)</text:span><text:line-break/><text:span text:style-name="T3">print</text:span> output<text:span text:style-name="T1">.</text:span>read<text:span text:style-name="T1">()</text:span></text:p>
          </table:table-cell>
        </table:table-row>
      </table:table>
      <text:p text:style-name="Text_20_body"><text:line-break/>通过 os.popen() 返回的是 file read 的对象，对其进行读取 read() 的操作可以看到执行的输出。但是怎么读取程序执行的返回值呢，当然咯继续请教伟大的 Google（联想到像我这样的人工作如果离开了 Google，不是成了废物。。。Baidu 忽视）。Google 给我指向了 <text:a xlink:type="simple" xlink:href="http://docs.python.org/library/commands.html" office:target-frame-name="_blank" xlink:show="new">commands — Utilities for running commands</text:a>。<text:line-break/>这样通过 commands.getstatusoutput() 一个方法就可以获得到返回值和输出，非常好用。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4"><text:span text:style-name="T1">(</text:span>status<text:span text:style-name="T1">,</text:span> output<text:span text:style-name="T1">)</text:span> <text:span text:style-name="T1">=</text:span> commands<text:span text:style-name="T1">.</text:span>getstatusoutput<text:span text:style-name="T1">(</text:span><text:span text:style-name="T2">'cat /proc/cpuinfo'</text:span><text:span text:style-name="T1">)</text:span><text:line-break/><text:span text:style-name="T3">print</text:span> status<text:span text:style-name="T1">,</text:span> output</text:p>
          </table:table-cell>
        </table:table-row>
      </table:table>
      <text:p text:style-name="Text_20_body">Python Document 中给的一个例子，很清楚的给出了各方法的返回。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4"><text:span text:style-name="T1">&gt;&gt;&gt;</text:span> <text:span text:style-name="T3">import</text:span> commands<text:line-break/><text:span text:style-name="T1">&gt;&gt;&gt;</text:span> commands<text:span text:style-name="T1">.</text:span>getstatusoutput<text:span text:style-name="T1">(</text:span><text:span text:style-name="T2">'ls /bin/ls'</text:span><text:span text:style-name="T1">)</text:span><text:line-break/><text:span text:style-name="T1">(</text:span>0<text:span text:style-name="T1">,</text:span> <text:span text:style-name="T2">'/bin/ls'</text:span><text:span text:style-name="T1">)</text:span><text:line-break/><text:span text:style-name="T1">&gt;&gt;&gt;</text:span> commands<text:span text:style-name="T1">.</text:span>getstatusoutput<text:span text:style-name="T1">(</text:span><text:span text:style-name="T2">'cat /bin/junk'</text:span><text:span text:style-name="T1">)</text:span><text:line-break/><text:span text:style-name="T1">(</text:span>256<text:span text:style-name="T1">,</text:span> <text:span text:style-name="T2">'cat: /bin/junk: No such file or directory'</text:span><text:span text:style-name="T1">)</text:span><text:line-break/><text:span text:style-name="T1">&gt;&gt;&gt;</text:span> commands<text:span text:style-name="T1">.</text:span>getstatusoutput<text:span text:style-name="T1">(</text:span><text:span text:style-name="T2">'/bin/junk'</text:span><text:span text:style-name="T1">)</text:span><text:line-break/><text:span text:style-name="T1">(</text:span>256<text:span text:style-name="T1">,</text:span> <text:span text:style-name="T2">'sh: /bin/junk: not found'</text:span><text:span text:style-name="T1">)</text:span><text:line-break/><text:span text:style-name="T1">&gt;&gt;&gt;</text:span> commands<text:span text:style-name="T1">.</text:span>getoutput<text:span text:style-name="T1">(</text:span><text:span text:style-name="T2">'ls /bin/ls'</text:span><text:span text:style-name="T1">)</text:span><text:line-break/><text:span text:style-name="T2">'/bin/ls'</text:span><text:line-break/><text:span text:style-name="T1">&gt;&gt;&gt;</text:span> commands<text:span text:style-name="T1">.</text:span>getstatus<text:span text:style-name="T1">(</text:span><text:span text:style-name="T2">'/bin/ls'</text:span><text:span text:style-name="T1">)</text:span><text:line-break/><text:span text:style-name="T2">'-rwxr-xr-x 1 root 13352 Oct 14 1994 /bin/ls'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7-30T15:34:30</meta:creation-date>
    <dc:date>2013-07-30T15:35:16</dc:date>
    <dc:creator>luyuzhe </dc:creator>
    <meta:editing-duration>PT20S</meta:editing-duration>
    <meta:editing-cycles>2</meta:editing-cycles>
    <meta:generator>LibreOffice/4.0.4.2$Linux_x86 LibreOffice_project/9e9821abd0ffdbc09cd8c52eaa574fa09eb08f2</meta:generator>
    <meta:document-statistic meta:table-count="4" meta:image-count="0" meta:object-count="0" meta:page-count="1" meta:paragraph-count="10" meta:word-count="315" meta:character-count="1019" meta:non-whitespace-character-count="932"/>
  </office:meta>
</office:document-meta>
</file>